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6100000031CE5824BC.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0.8458in" style:rel-column-width="8283*"/>
    </style:style>
    <style:style style:name="Table1.B" style:family="table-column">
      <style:table-column-properties style:column-width="1.484in" style:rel-column-width="14533*"/>
    </style:style>
    <style:style style:name="Table1.C" style:family="table-column">
      <style:table-column-properties style:column-width="4.3625in" style:rel-column-width="4271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03in" table:align="center"/>
    </style:style>
    <style:style style:name="Table2.A" style:family="table-column">
      <style:table-column-properties style:column-width="2.8222in"/>
    </style:style>
    <style:style style:name="Table2.B" style:family="table-column">
      <style:table-column-properties style:column-width="0.9486in"/>
    </style:style>
    <style:style style:name="Table2.C" style:family="table-column">
      <style:table-column-properties style:column-width="1.041in"/>
    </style:style>
    <style:style style:name="Table2.D" style:family="table-column">
      <style:table-column-properties style:column-width="0.9889in"/>
    </style:style>
    <style:style style:name="Table2.E" style:family="table-column">
      <style:table-column-properties style:column-width="0.8896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E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4" style:family="table-row">
      <style:table-row-properties style:min-row-height="0.05in"/>
    </style:style>
    <style:style style:name="Table3" style:family="table">
      <style:table-properties style:width="6.6924in" fo:break-before="page" table:align="margins"/>
    </style:style>
    <style:style style:name="Table3.A" style:family="table-column">
      <style:table-column-properties style:column-width="4.4375in" style:rel-column-width="43451*"/>
    </style:style>
    <style:style style:name="Table3.B" style:family="table-column">
      <style:table-column-properties style:column-width="2.2549in" style:rel-column-width="22084*"/>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3" fo:font-size="24pt" style:font-size-asian="24pt" style:font-size-complex="24pt"/>
    </style:style>
    <style:style style:name="P2" style:family="paragraph" style:parent-style-name="Standard">
      <style:paragraph-properties fo:text-align="center" style:justify-single-word="false"/>
      <style:text-properties style:font-name="Bitstream Vera Sans3" fo:font-size="12pt" style:font-size-asian="12pt" style:font-size-complex="12pt"/>
    </style:style>
    <style:style style:name="P3" style:family="paragraph" style:parent-style-name="Standard">
      <style:paragraph-properties fo:text-align="center" style:justify-single-word="false"/>
      <style:text-properties style:font-name="Bitstream Vera Sans3" fo:font-size="18pt" style:font-size-asian="18pt" style:font-size-complex="18pt"/>
    </style:style>
    <style:style style:name="P4" style:family="paragraph" style:parent-style-name="Standard">
      <style:paragraph-properties fo:text-align="center" style:justify-single-word="false"/>
      <style:text-properties style:font-name="Bitstream Vera Sans3"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Contents_20_4">
      <style:paragraph-properties>
        <style:tab-stops>
          <style:tab-stop style:position="6.1028in" style:type="right" style:leader-style="dotted" style:leader-text="."/>
        </style:tab-stops>
      </style:paragraph-properties>
    </style:style>
    <style:style style:name="P10" style:family="paragraph" style:parent-style-name="Heading_20_1">
      <style:paragraph-properties fo:break-before="page"/>
      <style:text-properties style:font-name="Bitstream Vera Sans3"/>
    </style:style>
    <style:style style:name="P11" style:family="paragraph" style:parent-style-name="Heading_20_2">
      <style:text-properties style:font-name="Bitstream Vera Sans3"/>
    </style:style>
    <style:style style:name="P12" style:family="paragraph" style:parent-style-name="Text_20_body">
      <style:text-properties style:font-name="Bitstream Vera Sans3"/>
    </style:style>
    <style:style style:name="P13" style:family="paragraph" style:parent-style-name="Text_20_body" style:list-style-name="L2"/>
    <style:style style:name="P14" style:family="paragraph" style:parent-style-name="Heading_20_1">
      <style:text-properties style:font-name="Bitstream Vera Sans3"/>
    </style:style>
    <style:style style:name="P15" style:family="paragraph" style:parent-style-name="Table_20_Contents">
      <style:text-properties style:font-name="Bitstream Vera Sans3"/>
    </style:style>
    <style:style style:name="P16" style:family="paragraph" style:parent-style-name="Heading_20_3">
      <style:text-properties style:font-name="Bitstream Vera Sans3"/>
    </style:style>
    <style:style style:name="P17" style:family="paragraph" style:parent-style-name="Text_20_body">
      <style:paragraph-properties fo:margin-left="0.5in" fo:margin-right="0in" fo:text-indent="0in" style:auto-text-indent="false" fo:background-color="#cccccc">
        <style:background-image/>
      </style:paragraph-properties>
    </style:style>
    <style:style style:name="P18" style:family="paragraph" style:parent-style-name="Table_20_Heading">
      <style:text-properties fo:font-size="13pt" style:font-size-asian="13pt" style:font-size-complex="13pt"/>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text-properties fo:font-weight="bold" style:font-weight-asian="bold" style:font-weight-complex="bold"/>
    </style:style>
    <style:style style:name="P21" style:family="paragraph" style:parent-style-name="Text_20_body" style:list-style-name="L3">
      <style:text-properties style:font-name="Bitstream Vera Sans3"/>
    </style:style>
    <style:style style:name="P22" style:family="paragraph" style:parent-style-name="Text_20_body" style:list-style-name="L3">
      <style:text-properties style:font-name="Bitstream Vera Sans3" fo:font-style="normal" style:font-style-asian="normal" style:font-style-complex="normal"/>
    </style:style>
    <style:style style:name="P23" style:family="paragraph" style:parent-style-name="Text_20_body">
      <style:paragraph-properties fo:text-align="start" style:justify-single-word="false"/>
      <style:text-properties style:font-name="Bitstream Vera Sans3"/>
    </style:style>
    <style:style style:name="P24" style:family="paragraph" style:parent-style-name="Heading_20_2">
      <style:text-properties fo:font-style="italic" style:font-style-asian="italic" style:font-style-complex="italic"/>
    </style:style>
    <style:style style:name="P25" style:family="paragraph" style:parent-style-name="Text_20_body">
      <style:text-properties fo:font-style="italic" style:font-style-asian="italic" style:font-style-complex="italic"/>
    </style:style>
    <style:style style:name="P26" style:family="paragraph" style:parent-style-name="Text_20_body" style:list-style-name="Numbering_20_1"/>
    <style:style style:name="P27" style:family="paragraph" style:parent-style-name="Text_20_body" style:list-style-name="L4">
      <style:text-properties fo:font-style="italic" style:font-style-asian="italic" style:font-style-complex="italic"/>
    </style:style>
    <style:style style:name="P28" style:family="paragraph" style:parent-style-name="Text_20_body">
      <style:text-properties fo:font-style="italic" fo:font-weight="normal" style:font-style-asian="italic" style:font-weight-asian="normal" style:font-style-complex="italic" style:font-weight-complex="normal"/>
    </style:style>
    <style:style style:name="P29" style:family="paragraph" style:parent-style-name="Text_20_body" style:list-style-name="L5">
      <style:text-properties style:font-name="Bitstream Vera Sans3"/>
    </style:style>
    <style:style style:name="P30" style:family="paragraph" style:parent-style-name="Text_20_body" style:list-style-name="L6">
      <style:text-properties style:font-name="Bitstream Vera Sans3"/>
    </style:style>
    <style:style style:name="P31" style:family="paragraph" style:parent-style-name="Text_20_body" style:list-style-name="L7">
      <style:text-properties style:font-name="Bitstream Vera Sans3"/>
    </style:style>
    <style:style style:name="P32" style:family="paragraph" style:parent-style-name="Text_20_body">
      <style:paragraph-properties fo:margin-left="0.5209in" fo:margin-right="0.5209in" fo:text-indent="0in" style:auto-text-indent="false" fo:background-color="#cccccc">
        <style:background-image/>
      </style:paragraph-properties>
      <style:text-properties style:font-name="Bitstream Vera Sans3"/>
    </style:style>
    <style:style style:name="P33" style:family="paragraph" style:parent-style-name="Text_20_body" style:list-style-name="L8">
      <style:text-properties style:font-name="Bitstream Vera Sans3"/>
    </style:style>
    <style:style style:name="P34" style:family="paragraph" style:parent-style-name="Text_20_body">
      <style:paragraph-properties fo:margin-left="0.5327in" fo:margin-right="0.5209in" fo:text-indent="0in" style:auto-text-indent="false" fo:background-color="#cccccc">
        <style:background-image/>
      </style:paragraph-properties>
      <style:text-properties style:font-name="Bitstream Vera Sans3"/>
    </style:style>
    <style:style style:name="P35" style:family="paragraph" style:parent-style-name="Heading_20_4">
      <style:text-properties style:font-name="Bitstream Vera Sans3"/>
    </style:style>
    <style:style style:name="T1" style:family="text" style:parent-style-name="Strong_20_Emphasis">
      <style:text-properties style:font-name="Bitstream Vera Sans3" fo:font-weight="normal" style:font-weight-asian="normal" style:font-weight-complex="normal"/>
    </style:style>
    <style:style style:name="T2" style:family="text">
      <style:text-properties style:font-name="Bitstream Vera Sans3"/>
    </style:style>
    <style:style style:name="T3" style:family="text" style:parent-style-name="Source_20_Text">
      <style:text-properties style:font-name="Bitstream Vera Sans3"/>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1" text:display-levels="6">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Fein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4</text:p>
          <text:p text:style-name="P7">1.1 Definition<text:tab/>4</text:p>
          <text:p text:style-name="P7">1.2 IST-Zustand<text:tab/>4</text:p>
          <text:p text:style-name="P7">1.3 Ziele<text:tab/>4</text:p>
          <text:p text:style-name="P7">1.4 Nutzen<text:tab/>5</text:p>
          <text:p text:style-name="P7">1.5 Lizenzangaben<text:tab/>5</text:p>
          <text:p text:style-name="P6">2 Sprachdefinition<text:tab/>5</text:p>
          <text:p text:style-name="P7">2.1 Sprachdesign<text:tab/>5</text:p>
          <text:p text:style-name="P7">2.2 Befehlssatz<text:tab/>6</text:p>
          <text:p text:style-name="P7">2.3 Portabilität<text:tab/>6</text:p>
          <text:p text:style-name="P8">2.3.1 Größe der Zellen<text:tab/>6</text:p>
          <text:p text:style-name="P8">2.3.2 Größe des Arrays<text:tab/>6</text:p>
          <text:p text:style-name="P8">2.3.3 End-of-line Code<text:tab/>7</text:p>
          <text:p text:style-name="P8">2.3.4 Verhalten beim Auftreten von EOF<text:tab/>7</text:p>
          <text:p text:style-name="P7">2.4 Beispielcode<text:tab/>7</text:p>
          <text:p text:style-name="P8">2.4.1 Hello World!<text:tab/>7</text:p>
          <text:p text:style-name="P8">2.4.2 ASCII-Tabelle<text:tab/>8</text:p>
          <text:p text:style-name="P8">2.4.3 Ein- und Ausgabe<text:tab/>9</text:p>
          <text:p text:style-name="P6">3 Aufgabenteilung<text:tab/>9</text:p>
          <text:p text:style-name="P7">3.1 Verantwortungsmatrix<text:tab/>9</text:p>
          <text:p text:style-name="P6">4 Zeitgerüst – Posch<text:tab/>9</text:p>
          <text:p text:style-name="P6">5 Komponenten / Logischer Programmaufbau – Moser, Kragl<text:tab/>12</text:p>
          <text:p text:style-name="P6">6 UML-Diagramm – Posch<text:tab/>12</text:p>
          <text:p text:style-name="P6">7 Oberfläche – Moser, Kragl<text:tab/>12</text:p>
          <text:p text:style-name="P7">7.1 EN ISO 9241 – 10: Grundsätze der Dialoggestaltung<text:tab/>12</text:p>
          <text:p text:style-name="P7">7.2 Maskenlayout<text:tab/>13</text:p>
          <text:p text:style-name="P8">7.2.1 Hauptfenster<text:tab/>13</text:p>
          <text:p text:style-name="P8">7.2.2 Einstellungsdialog<text:tab/>13</text:p>
          <text:p text:style-name="P7">7.3 Menüleiste<text:tab/>13</text:p>
          <text:p text:style-name="P6">8 Compiler – Posch, Christa<text:tab/>13</text:p>
          <text:p text:style-name="P7">8.1 Ablaufplan – Christa<text:tab/>13</text:p>
          <text:p text:style-name="P7">8.2 Fehlerbehandlung – Christa<text:tab/>14</text:p>
          <text:p text:style-name="P6">9 Debugger – Posch, Christa<text:tab/>14</text:p>
          <text:p text:style-name="P7">9.1 Ablaufplan – Christa<text:tab/>14</text:p>
          <text:p text:style-name="P7">9.2 Leistungsmerkmale – Posch<text:tab/>14</text:p>
          <text:p text:style-name="P6">10 Schnittstellen – Posch<text:tab/>14</text:p>
          <text:p text:style-name="P7">10.1 Kommandozeile<text:tab/>14</text:p>
          <text:p text:style-name="P7">10.2 Entwicklungswerkzeuge<text:tab/>14</text:p>
          <text:p text:style-name="P6">11 Programmierrichtlinien – Christa<text:tab/>14</text:p>
          <text:p text:style-name="P7">11.1 Allgemeines<text:tab/>15</text:p>
          <text:p text:style-name="P7">11.2 Einrückungen<text:tab/>15</text:p>
          <text:p text:style-name="P7">11.3 Dateien<text:tab/>15</text:p>
          <text:p text:style-name="P7">11.4 Namenskonventionen<text:tab/>15</text:p>
          <text:p text:style-name="P7">11.5 Struktur<text:tab/>16</text:p>
          <text:p text:style-name="P8">11.5.1 Klassen<text:tab/>16</text:p>
          <text:p text:style-name="P8">11.5.2 Methoden<text:tab/>16</text:p>
          <text:p text:style-name="P8">11.5.3 Kontrollstrukturen<text:tab/>16</text:p>
          <text:p text:style-name="P9">11.5.3.1 if-Statement<text:tab/>16</text:p>
          <text:p text:style-name="P9">11.5.3.2 Schleifen<text:tab/>17</text:p>
          <text:p text:style-name="P9">11.5.3.3 switch-case-Statement<text:tab/>17</text:p>
        </text:index-body>
      </text:table-of-content>
      <text:p text:style-name="Text_20_body"/>
      <text:h text:style-name="P10" text:outline-level="1">Projektübersicht</text:h>
      <text:h text:style-name="P11" text:outline-level="2">Definition</text:h>
      <text:p text:style-name="P12">Brainfuck Studio ist eine integrierte Entwicklungsumgebung für die Programmiersprache Brainfuck. Sie ermöglicht dem Benutzer die einfache und komfortable Programmierung von Brainfuck-Programmen.</text:p>
      <text:h text:style-name="P11" text:outline-level="2">IST-Zustand</text:h>
      <text:p text:style-name="P12"><text:span text:style-name="T1">Zur Zeit existieren keine Integrierten Entwicklungsumgebungen für die Programmiersprache Brainfuck, die den gegebenen Anforderungen gerecht werden. Die Funktionalität ist nicht vorhanden, da der Schwerpunkt der meisten Anwendungen im Bereich der esoterischen Programmiersprache Brainfuck bei der Größe des Compilers lag bzw. noch immer liegt.</text:span></text:p>
      <text:p text:style-name="Text_20_body"><text:span text:style-name="T1">Momentan stehen also nur einfache Compiler zur Verfügung, die teilweise nicht der ursprünglichen Sprachdefinition entsprechen und eventuell unerwartete Ergebnisse liefern</text:span><text:span text:style-name="T2">.</text:span></text:p>
      <text:p text:style-name="P12">Integrierte Entwicklungsumgebungen gibt es sehr wenige: Die wenigen, die einen höheren Bekanntheitsgrad erreicht haben, bestehen meist aus einigen aneinander gereihten Dialogfenstern, die es erschweren, sich zu 100% auf den Brainfuck-Code zu konzentrieren.</text:p>
      <text:h text:style-name="P11" text:outline-level="2">Ziele</text:h>
      <text:p text:style-name="P12">Ziel von Brainfuck Studio ist es, dem Benutzer alle von ihm benötigten Entwicklungswerkzeuge zur Programmierung mit Brainfuck in einem einzelnen Software-Packet zu liefern. Dabei wird ein besonders hoher Wert auf Komfortabilität und Benutzerfreundlichkeit gelegt, um es dem Benutzer zu ersparen sich mit einer unübersichtlichen Oberfläche herumzuschlagen, so dass er sich vollkommen auf den erzeugten Code konzentrieren kann.</text:p>
      <text:p text:style-name="P12">Eine hohe Portabilität wird zusätzlich angestrebt. Es muss eine flexible Grundlage erschaffen werden, die es ermöglicht Brainfuck Studio in späteren Programmversionen einfach auf verschiedene Plattformen zu portieren. Auch der Compiler soll dazu fähig sein, Code für verschiedene Plattformen zu generieren.</text:p>
      <text:p text:style-name="P12">Die Ziele setzen die einen qualitativ hochwertigen, verständlichen und robusten Programmcode voraus, dessen Erstellung eine hohe Priorität im Projekt hat.</text:p>
      <text:h text:style-name="P11" text:outline-level="2">Nutzen</text:h>
      <text:p text:style-name="P12">Brainfuck Studio soll jedem, egal ob Programmierer oder Endnutzer, eine Herausforderung bieten. Brainfuck-Applikationen sollen so komfortabel wie nur möglich erstellt werden können, da sich der Nutzer lediglich auf das Wesentlich konzentrieren soll, nämlich auf seinen Code.</text:p>
      <text:p text:style-name="P12">Für die Projektmitglieder ist dieses Projekt eine starke Horizonterweiterung im Bereich professioneller Projektentwicklung, Programmierung von Graphischen Benutzeroberflächen und Übersetzerbau.</text:p>
      <text:h text:style-name="Heading_20_2" text:outline-level="2">Lizenzangaben</text:h>
      <text:p text:style-name="Text_20_body">Brainfuck Studio wird unter der GNU Public License (GPL) veröffentlicht. Die GNU General Public License (GPL) ist eine von der Free Software Foundation herausgegebene Lizenz für die Lizenzierung freier Software.</text:p>
      <text:p text:style-name="Text_20_body">Die GPL gewährt jedermann die folgenden vier Freiheiten als Bestandteile der Lizenz.</text:p>
      <text:list text:style-name="L2">
        <text:list-item>
          <text:p text:style-name="P13">Das Programm darf ohne jede Einschränkung für jeden Zweck genutzt werden. </text:p>
        </text:list-item>
        <text:list-item>
          <text:p text:style-name="P13">Kopien des Programms dürfen kostenlos verteilt werden, (wobei der Quellcode mitverteilt oder dem Empfänger des Programms auf Anfrage zur Verfügung gestellt werden muss). </text:p>
        </text:list-item>
        <text:list-item>
          <text:p text:style-name="P13">Die Arbeitsweise eines Programms darf studiert und den eigenen Bedürfnissen angepasst werden. </text:p>
        </text:list-item>
        <text:list-item>
          <text:p text:style-name="P13">Es dürfen auch (gemäß Freiheit 3) veränderte Versionen des Programms unter den Regeln von Freiheit 2 vertrieben werden (wobei dem Empfänger des Programms der Quellcode verfügbar gemacht werden muss). </text:p>
        </text:list-item>
      </text:list>
      <text:p text:style-name="Text_20_body">Eine Kopie der GNU Public License kann unter http://www.gnu.org/copyleft/gpl.html bezogen werden, die deutsche Übersetzung ist unter http://www.gnu.de/gpl-ger.html einsehbar.</text:p>
      <text:h text:style-name="P14" text:outline-level="1">Sprachdefinition</text:h>
      <text:h text:style-name="P11" text:outline-level="2">Sprachdesign</text:h>
      <text:p text:style-name="P12">Ein Brainfuck-Programm besteht aus einem impliziten Pointer, der auf ein Array (siehe Punkt 2.3 – Portabilität) zeigt, dessen Zellen mit 0 initialisiert sind. Der Pointer zeigt am Beginn auf die erste Zelle des Arrays.</text:p>
      <text:p text:style-name="P12">Die Programmiersprache Brainfuck besteht aus 8 Kommandos die je als ein einziges Zeichen definiert sind.</text:p>
      <text:h text:style-name="P11"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Table_20_Contents">Inkrementiert den Zeiger</text:p>
          </table:table-cell>
        </table:table-row>
        <table:table-row>
          <table:table-cell table:style-name="Table1.A2" office:value-type="string">
            <text:p text:style-name="P15">&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5">,</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5">[</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5">]</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P11" text:outline-level="2">Portabilität</text:h>
      <text:p text:style-name="P12">Brainfuck Studio strebt nach einer möglichst portablen Implementation der Sprache, ohne dass schwer nachvollziehbare Fehler durch unerwartetes Verhalten auftritt.Aufgrund der Tatsache, dass Brainfuck nicht standardisiert ist und es auch keine einheitliche Sprachdefinition gibt, müssen bezüglich des Laufzeitverhaltens einige Annahmen getroffen und Rahmenbediengungen definiert werden.</text:p>
      <text:p text:style-name="P12">Diese werden wie folgt beschrieben.</text:p>
      <text:h text:style-name="P16" text:outline-level="3">Größe der Zellen</text:h>
      <text:p text:style-name="P12">Die Zellen des Arrays sind beim Brainfuck Studio Compiler je 1 Byte (= 8 Bit) groß. Das heißt, die Zellenwerte bewegen sich immer in einem Bereich von [-128, +127]. Übersteigt der Zellenwert das Maximum von +127, so wird sie auf ihr Minimun gesetzt und umgekehrt. </text:p>
      <text:h text:style-name="P16" text:outline-level="3">Größe des Arrays</text:h>
      <text:p text:style-name="P12">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Allokierung des Arrays angestrebt, so dass die Arraygröße nur mehr physikalisch begrenzt ist.</text:p>
      <text:h text:style-name="P16" text:outline-level="3">End-of-line Code</text:h>
      <text:p text:style-name="P12">Als End-of-line Code verwendet der Compiler LF (Line Feed), sowohl bei der Eingabe, als auch bei der Ausgabe. Aufgabe ist es, sicherzustellen, dass Brainfuck-Programme auch auf Plattformen, die leicht unterschiedlich ausgeprägt Versionen von ASCII verwenden, problemlos laufen.</text:p>
      <text:h text:style-name="P16" text:outline-level="3">Verhalten beim Auftreten von EOF</text:h>
      <text:p text:style-name="P12">Das Verhalten beim Auftreten von EOF (End-of-file) in der Standardeingabe ist undefiniert. Brainfuck Studio verändert in diesem Fall den Zellenwert nicht.</text:p>
      <text:h text:style-name="Heading_20_2" text:outline-level="2">Beispielcode</text:h>
      <text:h text:style-name="Heading_20_3" text:outline-level="3">Hello World!</text:h>
      <text:p text:style-name="Text_20_body">Das Programm soll den Text „Hello World!“ auf der Standardausgabe ausgeben:</text:p>
      <text:p text:style-name="Text_20_body"/>
      <text:p text:style-name="P17">++++++++++[</text:p>
      <text:p text:style-name="P17"><text:s text:c="3"/>&gt;+++++++&gt;++++++++++&gt;+++&gt;+&lt;&lt;&lt;&lt;-</text:p>
      <text:p text:style-name="P17">] Schleife zur Vorbereitung der Textausgabe</text:p>
      <text:p text:style-name="P17">&gt;++. Ausgabe von 'H'</text:p>
      <text:p text:style-name="P17">&gt;+. Ausgabe von 'e'</text:p>
      <text:p text:style-name="P17">+++++++. 'l'</text:p>
      <text:p text:style-name="P17">. 'l'</text:p>
      <text:p text:style-name="P17">+++. 'o'</text:p>
      <text:p text:style-name="P17">&gt;++. Leerzeichen</text:p>
      <text:p text:style-name="P17">&lt;&lt;+++++++++++++++. 'W'</text:p>
      <text:p text:style-name="P17">&gt;. 'o'</text:p>
      <text:p text:style-name="P17">+++. 'r'</text:p>
      <text:p text:style-name="P17">------. 'l'</text:p>
      <text:p text:style-name="P17">--------. 'd'</text:p>
      <text:p text:style-name="P17">&gt;+. '!'</text:p>
      <text:p text:style-name="P17">&gt;. Zeilenumbruch</text:p>
      <text:p text:style-name="Text_20_body"/>
      <text:p text:style-name="Text_20_body">Zur besseren Lesbarkeit ist dieser Brainfuckcode auf mehrere Zeilen verteilt und kommentiert worden. Brainfuck ignoriert alle Zeichen, die keine Brainfuckbefehle sind. Alle Zeichen mit Ausnahme von +-&lt;&gt;[],. können deswegen zur Kommentierung der Quellcodes genutzt werden.</text:p>
      <text:p text:style-name="Text_20_body">Zunächst wird die erste (die „nullte“) Zelle des Datenfelds auf den Wert 10 gesetzt (a[0] = 10). Die Schleife am Anfang des Programmes errechnet dann mit Hilfe dieser Zelle weitere Werte für die zweite, dritte, vierte und fünfte Zelle. Für die zweite Zelle wird der Wert 70 errechnet, welcher nahe dem ASCII-Wert des Buchstaben 'H' (ASCII-Wert 72) liegt. Die dritte Zelle erhält den Wert 100, nahe dem Buchstaben 'e' (ASCII-Wert 101), die vierte den Wert 30 nahe dem Wert für Leerzeichen (ASCII-Wert 32), die fünfte den Wert 10, welches dem ASCII-Zeichen „Line Feed“ entspricht und als Zeilenumbruch interpretiert wird (oder werden sollte, siehe dazu den Abschnitt „Implementierungen“).</text:p>
      <text:p text:style-name="Text_20_body">Die Schleife errechnet die Werte, indem einfach auf die zu anfangs mit 0 initialisierten Zellen a[0]-mal 7, 10, 3 und 1 addiert wird. Nach jedem Schleifendurchlauf wird a[0] dabei um eins verringert, bis es den Wert 0 hat und die Schleife dadurch beendet wird.</text:p>
      <text:p text:style-name="Text_20_body">Am Ende der Schleife hat das Datenfeld dann folgende Werte: a[0] = 0 a[1] = 70 a[2] = 100 a[3] = 30 a[4] = 10</text:p>
      <text:p text:style-name="Text_20_body">Als nächstes wird der Zeiger auf die zweite Zelle des Datenfelds (a[1]) positioniert und der Wert der Zelle um zwei erhöht. Damit hat es den Wert 72, welches dem ASCII-Wert des Zeichen 'H' entspricht. Dieses wird daraufhin ausgegeben. Nach dem selben Schema werden die weiteren auszugebenden Buchstaben mit Hilfe der durch die Schleife initialisierten Werte, sowie der bereits verwendeten Werte, errechnet.</text:p>
      <text:h text:style-name="Heading_20_3" text:outline-level="3">ASCII-Tabelle</text:h>
      <text:p text:style-name="Text_20_body">Das Programm soll die ASCII-Tabelle auf der Standardausgabe ausgeben:</text:p>
      <text:p text:style-name="Text_20_body"/>
      <text:p text:style-name="P17">.+[.+]</text:p>
      <text:p text:style-name="Text_20_body"/>
      <text:p text:style-name="Text_20_body">Der erste Befehl gibt den aktuellen Zellenwert (der als ASCII-Code interpretiert wird) – also 0 – aus. Anschließend wird der Wert inkrementiert und innerhalb der Schleife wiederum ausgegeben. Die Schleife läuft so lange, bis die Zelle ihren Maximalwert beinhaltet.</text:p>
      <text:h text:style-name="Heading_20_3" text:outline-level="3">Ein- und Ausgabe</text:h>
      <text:p text:style-name="Text_20_body">Das Programm soll den Text der Standardeingbe nach Beendigung der Eingabge durch den Benutzer wieder ausgeben:</text:p>
      <text:p text:style-name="Text_20_body"/>
      <text:p text:style-name="P17">&gt;+[&gt;,]</text:p>
      <text:p text:style-name="P17">&lt;[&lt;]</text:p>
      <text:p text:style-name="P17">&gt;&gt;[.&gt;]</text:p>
      <text:p text:style-name="Text_20_body"/>
      <text:p text:style-name="Text_20_body">Die erste Zeile liest ein Zeichen ein bis der Wert 0 auftritt (also bis zum Eintreten von EOF). Ist die Eingabe beendet, so springt man in einer Schleife zur ersten Zelle – die den Wert 0 hat – zurück. Anschließend kann man alle beschriebenen Zellen ausgeben.</text:p>
      <text:h text:style-name="Heading_20_1" text:outline-level="1">Aufgabenteilung</text:h>
      <text:h text:style-name="Heading_20_2" text:outline-level="2">Verantwortungsmatrix</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
            </table:table-cell>
            <table:table-cell table:style-name="Table2.A1" office:value-type="string">
              <text:p text:style-name="Table_20_Heading">D. Posch</text:p>
            </table:table-cell>
            <table:table-cell table:style-name="Table2.A1" office:value-type="string">
              <text:p text:style-name="Table_20_Heading">D. Christa</text:p>
            </table:table-cell>
            <table:table-cell table:style-name="Table2.A1" office:value-type="string">
              <text:p text:style-name="Table_20_Heading">W. Moser</text:p>
            </table:table-cell>
            <table:table-cell table:style-name="Table2.E1" office:value-type="string">
              <text:p text:style-name="Table_20_Heading">B. Kragl</text:p>
            </table:table-cell>
          </table:table-row>
        </table:table-header-rows>
        <table:table-row>
          <table:table-cell table:style-name="Table2.A2" office:value-type="string">
            <text:p text:style-name="Table_20_Contents">Benutzeroberfläche</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B2" office:value-type="string">
            <text:p text:style-name="Table_20_Contents">V</text:p>
          </table:table-cell>
          <table:table-cell table:style-name="Table2.E2" office:value-type="string">
            <text:p text:style-name="Table_20_Contents">M</text:p>
          </table:table-cell>
        </table:table-row>
        <table:table-row>
          <table:table-cell table:style-name="Table2.A2" office:value-type="string">
            <text:p text:style-name="Table_20_Contents">Brainfuck-Werkzeuge</text:p>
          </table:table-cell>
          <table:table-cell table:style-name="Table2.B2" office:value-type="string">
            <text:p text:style-name="Table_20_Contents">V</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style-name="Table2.4">
          <table:table-cell table:style-name="Table2.A2" office:value-type="string">
            <text:p text:style-name="Table_20_Contents">Quality Assurance</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Dokumentation</text:p>
          </table:table-cell>
          <table:table-cell table:style-name="Table2.B2" office:value-type="string">
            <text:p text:style-name="Table_20_Contents">V</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E2" office:value-type="string">
            <text:p text:style-name="Table_20_Contents"/>
          </table:table-cell>
        </table:table-row>
      </table:table>
      <text:p text:style-name="Text_20_body"/>
      <text:p text:style-name="Text_20_body">V ... Verantwortlicher</text:p>
      <text:p text:style-name="Text_20_body">M ... Mitarbeiter</text:p>
      <text:p text:style-name="Text_20_body">I ... Projektmitglied ist „informiert“ <text:s/>über angewandte Technologien und Schnittstellen</text:p>
      <text:h text:style-name="P14" text:outline-level="1">Zeitgerüst</text:h>
      <text:p text:style-name="P12">Hier wird der Projektablauf mit seinen Meilensteinen (Zeitpunkte im Projekt, an denen eine definiertes Ergebnis vorliegen muss) behandelt.</text:p>
      <text:p text:style-name="P12">Da das Brainfuck Studio für die Projektmitglieder das erste professionelle Projekt ist, sind kleine Abweichungen dieses Planes möglich bzw. sogar wahrscheinlich.</text:p>
      <table:table table:name="Table3" table:style-name="Table3">
        <table:table-column table:style-name="Table3.A"/>
        <table:table-column table:style-name="Table3.B"/>
        <table:table-header-rows>
          <table:table-row>
            <table:table-cell table:style-name="Table3.A1" office:value-type="string">
              <text:p text:style-name="P18">Meilenstein</text:p>
            </table:table-cell>
            <table:table-cell table:style-name="Table3.B1" office:value-type="string">
              <text:p text:style-name="P18">Datum</text:p>
            </table:table-cell>
          </table:table-row>
        </table:table-header-rows>
        <table:table-row>
          <table:table-cell table:style-name="Table3.A2" office:value-type="string">
            <text:p text:style-name="P19">Grobkonzept</text:p>
          </table:table-cell>
          <table:table-cell table:style-name="Table3.B2" office:value-type="string">
            <text:p text:style-name="Table_20_Contents">23. Dezember 2005</text:p>
          </table:table-cell>
        </table:table-row>
        <table:table-row>
          <table:table-cell table:style-name="Table3.B2" table:number-columns-spanned="2" office:value-type="string">
            <text:p text:style-name="Table_20_Contents">Das Grobkonzept ist eine eher abstrakte, aber doch schon detailreiche Beschreibung des Brainfuck Studio.</text:p>
          </table:table-cell>
          <table:covered-table-cell/>
        </table:table-row>
        <table:table-row>
          <table:table-cell table:style-name="Table3.A2" office:value-type="string">
            <text:p text:style-name="P20"><text:bookmark text:name="task11"/>Feinkonzept</text:p>
          </table:table-cell>
          <table:table-cell table:style-name="Table3.B2" office:value-type="string">
            <text:p text:style-name="Table_20_Contents">9. März 2006</text:p>
          </table:table-cell>
        </table:table-row>
        <table:table-row>
          <table:table-cell table:style-name="Table3.B2" table:number-columns-spanned="2" office:value-type="string">
            <text:p text:style-name="Table_20_Contents">Das Feinkonzept ist eine weitere Verfeinerung des Grobkonzeptes und die letzte Planungsstufe vor der Implementierung.</text:p>
          </table:table-cell>
          <table:covered-table-cell/>
        </table:table-row>
        <table:table-row>
          <table:table-cell table:style-name="Table3.A2" office:value-type="string">
            <text:p text:style-name="P20">Entwicklungswerkzeuge</text:p>
          </table:table-cell>
          <table:table-cell table:style-name="Table3.B2" office:value-type="string">
            <text:p text:style-name="Table_20_Contents">6. März 2006</text:p>
          </table:table-cell>
        </table:table-row>
        <table:table-row>
          <table:table-cell table:style-name="Table3.B2" table:number-columns-spanned="2" office:value-type="string">
            <text:p text:style-name="Table_20_Contents">Die Entwicklungswerkzeuge teilen sich auf Compiler (inklusive Codeanalyse- und Optimierung) und Interpreter sowie die passende Schnittstelle für den graphischen Debugger auf. Die tatsächliche Codeübersetzung ist zu diesem Zeitpunkt allerdings noch nicht vorgesehen.</text:p>
          </table:table-cell>
          <table:covered-table-cell/>
        </table:table-row>
        <table:table-row>
          <table:table-cell table:style-name="Table3.A2" office:value-type="string">
            <text:p text:style-name="P20">Benutzeroberfläche</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Die Benutzeroberfläche beinhaltet außer der üblichen Funktionalität eines Editors auch den Debugger und interagiert mit den Entwicklungswerkzeugen</text:p>
          </table:table-cell>
          <table:covered-table-cell/>
        </table:table-row>
        <table:table-row>
          <table:table-cell table:style-name="Table3.A2" office:value-type="string">
            <text:p text:style-name="P20">Codeübersetzung</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Die Codeübersetzung setzt die Fertigstellung des Compilers und der restlichen Entwicklungswerkzeugen voraus und stellt eines der technisch anspruchsvollsten Aufgaben des Compilers dar.</text:p>
          </table:table-cell>
          <table:covered-table-cell/>
        </table:table-row>
        <table:table-row>
          <table:table-cell table:style-name="Table3.A2" office:value-type="string">
            <text:p text:style-name="P20">Erstversion des Brainfuck Studio</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Eine Erstversion des Brainfuck Studio ist gegeben, wenn die Benutzeroberfläche, die Entwicklungsumgebung und deren Interaktion fertiggstellt wurden.</text:p>
          </table:table-cell>
          <table:covered-table-cell/>
        </table:table-row>
        <table:table-row>
          <table:table-cell table:style-name="Table3.A2" office:value-type="string">
            <text:p text:style-name="P20">Abschluss der Testphase</text:p>
          </table:table-cell>
          <table:table-cell table:style-name="Table3.B2" office:value-type="string">
            <text:p text:style-name="Table_20_Contents">25. Mai 2006</text:p>
          </table:table-cell>
        </table:table-row>
        <table:table-row>
          <table:table-cell table:style-name="Table3.B2" table:number-columns-spanned="2" office:value-type="string">
            <text:p text:style-name="Table_20_Contents">Die Erstversion muss sorgfältig getestet und gefunde Fehler behoben werden.</text:p>
          </table:table-cell>
          <table:covered-table-cell/>
        </table:table-row>
        <table:table-row>
          <table:table-cell table:style-name="Table3.A2" office:value-type="string">
            <text:p text:style-name="P20"><text:bookmark text:name="task25"/>Projektabschluss</text:p>
          </table:table-cell>
          <table:table-cell table:style-name="Table3.B2" office:value-type="string">
            <text:p text:style-name="Table_20_Contents">1. Juni 2006</text:p>
          </table:table-cell>
        </table:table-row>
        <table:table-row>
          <table:table-cell table:style-name="Table3.B2" table:number-columns-spanned="2" office:value-type="string">
            <text:p text:style-name="Table_20_Contents">Das fertige Brainfuck Studio wird der Klasse präsentiert und somit das Projekt abgeschlossen.</text:p>
          </table:table-cell>
          <table:covered-table-cell/>
        </table:table-row>
      </table:table>
      <text:h text:style-name="Heading_20_1" text:outline-level="1">Komponentenbeschreibung – Moser, Kragl</text:h>
      <text:p text:style-name="P12">Brainfuck Studio setzt sich aus den folgenden Programmkomponenten zusammen:</text:p>
      <text:list text:style-name="L3">
        <text:list-item>
          <text:p text:style-name="P21">Benutzeroberfläche mit graphischem Debugger</text:p>
        </text:list-item>
        <text:list-item>
          <text:p text:style-name="P21">Compiler</text:p>
        </text:list-item>
        <text:list-item>
          <text:p text:style-name="P22">Parser</text:p>
        </text:list-item>
      </text:list>
      <text:h text:style-name="Heading_20_2" text:outline-level="2">Benutzeroberfläche</text:h>
      <text:p text:style-name="P23">Die Benutzeroberfläche bzw. die Graphical User Interface (GUI) ist ein Texteditor, der die prinzipielle Grundfunktionalität eines Texteditors, sowie aber auch erweiterte Funktionen, die speziell auf das Erstellen von <text:span text:style-name="T4">Brainfuck</text:span>-Programmcode angepasst sind, bereitstellt.</text:p>
      <text:p text:style-name="P23">Zu den Grundfunktionen eines Texteditors und auch der Benutzeroberfläche des Brainfuck Studios gehören das allbekannte „<text:span text:style-name="T5">Copy &amp; Paste“ sowie</text:span><text:span text:style-name="T4"> „</text:span><text:span text:style-name="T5">Undo &amp; Redo“, aber auch das Öffnen und Speichern von Dateien, die Möglichkeit diese auszudrucken und eine einfache Suche nach Zeichenketten</text:span><text:span text:style-name="T4">. Ein besonderer Wert wird auf die Ergonomie und Komfortabiltät, zum Beispiel durch die Bereitstellung von Tastenkürzeln, so genannten „</text:span><text:span text:style-name="T5">Shortcuts</text:span><text:span text:style-name="T4">“, gelegt. Die Benutzeroberfläche von Brainfuck Studio zeichnet sich dadurch aus, dass sie stark an den Standard EN ISO 9241 – 10 (siehe Punkt 7.1) angelehnt ist, die Standards zur Erstellung von ergonomischen und einfach zu bedienenden Oberflächen und Dialogen definiert.</text:span></text:p>
      <text:p text:style-name="P12">Die Entwicklungswerkzeuge – d. h. Debugger, Syntax-Highlighting und die Möglichkeiten des Aufrufs von Compiler und Interpreter sowie die Darstellung derer Ergebnisse –, welche ebenfalls im Rahmen des Projektes entwickelt werden, sollen außerdem möglichst transparent integriert werden. Das heißt, dass diese direkt aus der Benutzeroberfläche aufrufbar sind und die Ergebnisse ebenfalls wieder graphisch angezeigt werden.</text:p>
      <text:p text:style-name="Text_20_body">Eine Besonderheit ist der integrierte Debugger, für den eine eigene Komponente zur graphischen Anzeige ausprogrammiert werden muss.</text:p>
      <text:p text:style-name="P12">Die graphische Benutzeroberfläche von Brainfuck Studio baut auf das Qt Toolkit in der Version 4.1 auf. Qt ist eine von der Firma Trolltech entwickelte Klassenbibliothek für die plattformübergreifende Programmierung graphischer Benutzeroberflächen unter C++ und sehr weit verbreitet. Sofern man das Programm, das die Bibliothek benützt, unter einer Open-Source Lizenz freigibt, darf man auch Qt gratis verwenden. Dies ist bei Brainfuck Studio der Fall.</text:p>
      <text:h text:style-name="Heading_20_2" text:outline-level="2">Compiler</text:h>
      <text:p text:style-name="Text_20_body"/>
      <text:h text:style-name="P24" text:outline-level="2">Interpreter</text:h>
      <text:h text:style-name="Heading_20_1" text:outline-level="1">UML-Diagramm – Posch</text:h>
      <text:p text:style-name="P25">[Das UML-Klassendiagramm setzt sich zusammen aus dem Klassendiagramm der Brainfuck Werkzeuge und dem Klassendiagramm, das aus dem User Interface generiert werden kann.]</text:p>
      <text:h text:style-name="Heading_20_1" text:outline-level="1">Oberfläche – Moser, Kragl</text:h>
      <text:h text:style-name="Heading_20_2" text:outline-level="2">EN ISO 9241 – 10: Grundsätze der Dialoggestaltung</text:h>
      <text:list text:style-name="Numbering_20_1">
        <text:list-item>
          <text:p text:style-name="P26"><text:span text:style-name="T6">Aufgabenangemessenheit</text:span><text:line-break/><text:line-break/>"Ein Dialog ist aufgabenangemessen, wenn er den Benutzer unterstützt, <text:line-break/>seine Arbeitsaufgbe effektiv und effizient zu erledigen." <text:line-break/></text:p>
        </text:list-item>
        <text:list-item>
          <text:p text:style-name="P26"><text:span text:style-name="T5">Selbstbeschreibungsfähigkeit</text:span> <text:line-break/><text:line-break/>"Ein Dialog ist selbstbeschreibungsfähig, wenn jeder einzelne <text:line-break/>Dialogschritt durch Rückmeldung des Dialogsystems unmittelbar <text:line-break/>verständlich ist oder dem Benutzer auf Anfrage erklärt wird." <text:line-break/></text:p>
        </text:list-item>
        <text:list-item>
          <text:p text:style-name="P26"><text:span text:style-name="T5">Steuerbarkeit</text:span> <text:line-break/><text:line-break/>"Ein Dialog ist steuerbar, wenn der Benutzer in der Lage ist, den <text:line-break/>Dialogablauf zu starten sowie seine Richtung und Geschwindigkeit zu <text:line-break/>beeinflussen, bis das Ziel erreicht ist." <text:line-break/></text:p>
        </text:list-item>
        <text:list-item>
          <text:p text:style-name="P26"><text:span text:style-name="T5">Erwartungskonformität</text:span> <text:line-break/><text:line-break/>"Ein Dialog ist erwartungskonform, wenn er konsistent ist und den <text:line-break/>Merkmalen des Benutzers entspricht, z.B. seinen Kenntnissen aus dem <text:line-break/>Arbeitsgebiet, seiner Ausbildung und seiner Erfahrung sowie den <text:line-break/>allgemein anerkannten Konventionen." <text:line-break/></text:p>
        </text:list-item>
        <text:list-item>
          <text:p text:style-name="P26"><text:span text:style-name="T5">Fehlertoleranz</text:span> <text:line-break/><text:line-break/>"Ein Dialog ist fehlertolerant, wenn das beabsichtigte Arbeitsergebnis <text:line-break/>trotz erkennbar fehlerhafter Eingaben entweder mit keinem oder mit <text:line-break/>minimalem Korrekturaufwand seitens des Benutzers erreicht werden kann.“ <text:line-break/></text:p>
        </text:list-item>
        <text:list-item>
          <text:p text:style-name="P26"><text:span text:style-name="T5">Individualisierbarkeit</text:span> <text:line-break/><text:line-break/>"Ein Dialog ist individualisierbar, wenn das Dialogsystem Anpassungen an <text:line-break/>die Erfordernisse der Arbeitsaufgabe sowie an die individuellen <text:line-break/>Fähigkeiten und Vorlieben des Benutzers zuläßt." <text:line-break/></text:p>
        </text:list-item>
        <text:list-item>
          <text:p text:style-name="P26"><text:span text:style-name="T5">Lernförderlichkeit</text:span> <text:line-break/><text:line-break/>"Ein Dialog ist lernförderlich, wenn er den Benutzer beim Erlernen des <text:line-break/>Dialogsystems unterstützt und anleitet."</text:p>
        </text:list-item>
      </text:list>
      <text:h text:style-name="Heading_20_2" text:outline-level="2">Maskenlayout</text:h>
      <text:h text:style-name="Heading_20_3" text:outline-level="3">Hauptfenster</text:h>
      <text:p text:style-name="P25">[Screenshot und Beschreibung des Hauptfensters]</text:p>
      <text:h text:style-name="Heading_20_3" text:outline-level="3">Einstellungsdialog</text:h>
      <text:p text:style-name="P25">[Screenshot des Einstellungsdialogs und Beschreibung der Optionen aus Benutzersicht und deren technische Realisierung (zB: „Option O bewirkt aus Benutzersicht folgendes: ... Realisierung: Die Eigenschaften der Klasse XY werden durch Aufruf der Methode setSomething() geändert“)]</text:p>
      <text:h text:style-name="Heading_20_2" text:outline-level="2">Menüleiste</text:h>
      <text:list text:style-name="L4">
        <text:list-item>
          <text:p text:style-name="P27">File</text:p>
          <text:list>
            <text:list-item>
              <text:p text:style-name="P27">New</text:p>
            </text:list-item>
            <text:list-item>
              <text:p text:style-name="P27">Open</text:p>
            </text:list-item>
            <text:list-item>
              <text:p text:style-name="P27">Open Recent</text:p>
            </text:list-item>
            <text:list-item>
              <text:p text:style-name="P27">Save</text:p>
            </text:list-item>
            <text:list-item>
              <text:p text:style-name="P27">Save As...</text:p>
            </text:list-item>
            <text:list-item>
              <text:p text:style-name="P27">Save All</text:p>
            </text:list-item>
            <text:list-item>
              <text:p text:style-name="P27">Print</text:p>
            </text:list-item>
            <text:list-item>
              <text:p text:style-name="P27">Close</text:p>
            </text:list-item>
            <text:list-item>
              <text:p text:style-name="P27">Close All</text:p>
            </text:list-item>
            <text:list-item>
              <text:p text:style-name="P27">Close All Others</text:p>
            </text:list-item>
            <text:list-item>
              <text:p text:style-name="P27">Exit</text:p>
            </text:list-item>
          </text:list>
        </text:list-item>
        <text:list-item>
          <text:p text:style-name="P27">Edit</text:p>
          <text:list>
            <text:list-item>
              <text:p text:style-name="P27">Undo</text:p>
            </text:list-item>
            <text:list-item>
              <text:p text:style-name="P27">Redo</text:p>
            </text:list-item>
            <text:list-item>
              <text:p text:style-name="P27">Cut</text:p>
            </text:list-item>
            <text:list-item>
              <text:p text:style-name="P27">Copy</text:p>
            </text:list-item>
            <text:list-item>
              <text:p text:style-name="P27">Paste</text:p>
            </text:list-item>
            <text:list-item>
              <text:p text:style-name="P27">Select All</text:p>
            </text:list-item>
            <text:list-item>
              <text:p text:style-name="P27">Deselect</text:p>
            </text:list-item>
            <text:list-item>
              <text:p text:style-name="P27">Overwrite Mode</text:p>
            </text:list-item>
            <text:list-item>
              <text:p text:style-name="P27">Find</text:p>
            </text:list-item>
            <text:list-item>
              <text:p text:style-name="P27">Find Next</text:p>
            </text:list-item>
            <text:list-item>
              <text:p text:style-name="P27">Find Previous</text:p>
            </text:list-item>
            <text:list-item>
              <text:p text:style-name="P27">Settings</text:p>
            </text:list-item>
          </text:list>
        </text:list-item>
        <text:list-item>
          <text:p text:style-name="P27">Compile</text:p>
          <text:list>
            <text:list-item>
              <text:p text:style-name="P27">Compile</text:p>
            </text:list-item>
            <text:list-item>
              <text:p text:style-name="P27">Optimization</text:p>
              <text:list>
                <text:list-item>
                  <text:p text:style-name="P27">Level 1</text:p>
                </text:list-item>
                <text:list-item>
                  <text:p text:style-name="P27">Level 2</text:p>
                </text:list-item>
                <text:list-item>
                  <text:p text:style-name="P27">Level 3</text:p>
                </text:list-item>
              </text:list>
            </text:list-item>
            <text:list-item>
              <text:p text:style-name="P27">Interprete Only</text:p>
            </text:list-item>
          </text:list>
        </text:list-item>
        <text:list-item>
          <text:p text:style-name="P27">Debug</text:p>
          <text:list>
            <text:list-item>
              <text:p text:style-name="P27">Start</text:p>
            </text:list-item>
            <text:list-item>
              <text:p text:style-name="P27">Stop</text:p>
            </text:list-item>
            <text:list-item>
              <text:p text:style-name="P27">Next Step</text:p>
            </text:list-item>
            <text:list-item>
              <text:p text:style-name="P27">Previous Step</text:p>
            </text:list-item>
          </text:list>
        </text:list-item>
        <text:list-item>
          <text:p text:style-name="P27">Window</text:p>
          <text:list>
            <text:list-item>
              <text:p text:style-name="P27">New Window</text:p>
            </text:list-item>
            <text:list-item>
              <text:p text:style-name="P27">Close Window</text:p>
            </text:list-item>
          </text:list>
        </text:list-item>
        <text:list-item>
          <text:p text:style-name="P27">Help</text:p>
          <text:list>
            <text:list-item>
              <text:p text:style-name="P27">Brainfuck Studio Handbook</text:p>
            </text:list-item>
            <text:list-item>
              <text:p text:style-name="P27">About Brainfuck Studio</text:p>
            </text:list-item>
            <text:list-item>
              <text:p text:style-name="P27">About Qt</text:p>
            </text:list-item>
          </text:list>
        </text:list-item>
      </text:list>
      <text:h text:style-name="Heading_20_1" text:outline-level="1">Compiler – Posch, Christa</text:h>
      <text:p text:style-name="P25">[Ausführliche Beschreibungen sind je nach Notwendigkeit zu schreiben!]</text:p>
      <text:h text:style-name="Heading_20_2" text:outline-level="2">Vorgangsweise – Christa</text:h>
      <text:p text:style-name="P25">[Flussdiagramm (oder UML-Diagramm), welches den Compiliervorgang und sein Verhalten beschreibt. Es muss auf die Daten acht gegeben werden (d.h., „in welcher Form ist der Code an einer definierten Stelle vorhanden, wie ist er gespeichert und wie kann man ihn lesen?“), auch eventuelle Codeoptimierungen müssen miteinbezogen werden. Vermutlich ist es vorteilhaft zu Unterscheiden, dass der Code zuerst kompiliert und dann assembliert wird, auch wenn das später vielleicht ein Assembler übernimmt.]</text:p>
      <text:h text:style-name="Heading_20_2" text:outline-level="2">Optimierung – Posch</text:h>
      <text:p text:style-name="P25">[Wie reagiert der Compiler auf Fehler? Dieser Punkt kann vermutlich im Punkt 8.1 geklärt werden und ist somit überflüssig.]</text:p>
      <text:h text:style-name="Heading_20_2" text:outline-level="2">Cross-Compiling – Posch</text:h>
      <text:h text:style-name="Heading_20_1" text:outline-level="1">Debugger – Posch, Christa</text:h>
      <text:p text:style-name="P28">[Kurze Beschreibung wie der Debugger vorerst funktioniert (Tabelle, bestehend aus Zellenindex- und wert, woher kommen diese Informationen usw...)]</text:p>
      <text:h text:style-name="Heading_20_2" text:outline-level="2">Vorgangsweise – Christa, Posch</text:h>
      <text:p text:style-name="P25">[Flussdiagramm (oder UML-Diagramm), welches den Datenfluss beim Debugging beschreibt. Daraus soll vor allem hervorgehen, woher der Debugger die Daten bezieht was er damit macht]</text:p>
      <text:h text:style-name="Heading_20_1" text:outline-level="1">Schnittstellen – Posch</text:h>
      <text:p text:style-name="P25">[Beschreibung der Schnittstellen zwischen Programmkomponenten]</text:p>
      <text:h text:style-name="Heading_20_2" text:outline-level="2">Kommandozeile</text:h>
      <text:p text:style-name="P25">[Kommandozeilenoptionen (zT von Qt)]</text:p>
      <text:h text:style-name="Heading_20_1" text:outline-level="1">Programmierrichtlinien – Christa</text:h>
      <text:p text:style-name="P12">Die Programmierrichtlinien richten sich im Allgeimeinen nach dem Buch „C++ Coding Standard“ und sind auch daraus zu entnehmen. In diesem Kapitel werden kleine, aber durchaus wichtige Differenzen beschrieben oder besonders wichtige Grundsätze nochmals herausgehoben, die im Brainfuck Studio Projekt Anwendung finden.</text:p>
      <text:h text:style-name="P11" text:outline-level="2">Allgemeines</text:h>
      <text:list text:style-name="L5">
        <text:list-item>
          <text:p text:style-name="P29">Geschwungene Klammern müssen immer in eine neue Zeile geschrieben werden.</text:p>
        </text:list-item>
        <text:list-item>
          <text:p text:style-name="P29">Pro Zeile darf nur ein Statement vorkommen.</text:p>
        </text:list-item>
      </text:list>
      <text:h text:style-name="P11" text:outline-level="2">Einrückungen</text:h>
      <text:list text:style-name="L6">
        <text:list-item>
          <text:p text:style-name="P30">Geschwungene Klammern werden nicht eingerückt.</text:p>
        </text:list-item>
        <text:list-item>
          <text:p text:style-name="P30">Der Rumpf einer Klasse, einer Methode, ... werden eingerückt.</text:p>
        </text:list-item>
        <text:list-item>
          <text:p text:style-name="P30">Einrückungen müssen immer mit Tabulatoren gemacht werden.</text:p>
        </text:list-item>
      </text:list>
      <text:h text:style-name="P11" text:outline-level="2">Dateien</text:h>
      <text:list text:style-name="L7">
        <text:list-item>
          <text:p text:style-name="P31">Dateien haben immer die Endung cpp oder h.</text:p>
        </text:list-item>
        <text:list-item>
          <text:p text:style-name="P31">Dateien werden generell nach dem Klassennamen benannt.<text:line-break/><text:span text:style-name="T5">MyClass.cpp</text:span><text:span text:style-name="T4">,</text:span><text:span text:style-name="T5"> MyClass.h</text:span></text:p>
        </text:list-item>
        <text:list-item>
          <text:p text:style-name="P31">Der Aufbau der Dateien sieht folgendermaßen aus:</text:p>
        </text:list-item>
      </text:list>
      <text:p text:style-name="P32">/*<text:line-break/> * &lt;Lizenzangaben&gt;<text:line-break/> */<text:line-break/><text:line-break/>/*!<text:line-break/> * &lt;Dateiname&gt;<text:line-break/> * &lt;Autor&gt;<text:line-break/> * &lt;Letzte Änderung&gt;<text:line-break/> * &lt;Beschreibung der Datei&gt;<text:line-break/> */<text:line-break/><text:line-break/>&lt;Header-Datei: Deklarationen<text:line-break/> <text:s text:c="2"/>Source-Datei: Definitionen&gt;</text:p>
      <text:h text:style-name="P11" text:outline-level="2">Namenskonventionen</text:h>
      <text:list text:style-name="L8">
        <text:list-item>
          <text:p text:style-name="P33">Alle Bezeichner sind Englisch.</text:p>
        </text:list-item>
        <text:list-item>
          <text:p text:style-name="P33">Klassennamen beginnen immer mit einem Großbuchstaben.</text:p>
        </text:list-item>
        <text:list-item>
          <text:p text:style-name="P33">Methoden beginnen immer mit einem beschreibenden, klein geschriebenen Verb</text:p>
        </text:list-item>
        <text:list-item>
          <text:p text:style-name="P33">Variablen müssen in mixed-case verfasst sein und mit einem Kleinbuchstaben beginnen.</text:p>
        </text:list-item>
        <text:list-item>
          <text:p text:style-name="P33">Globale Variablen haben das Präfix <text:span text:style-name="T5">g_</text:span></text:p>
        </text:list-item>
        <text:list-item>
          <text:p text:style-name="P33">Makros bzw. Konstentant werden durchgehend mit Großbuchstaben beschrieben.</text:p>
        </text:list-item>
        <text:list-item>
          <text:p text:style-name="P33">Access-Funktionen sollen mit <text:span text:style-name="T5">get</text:span>, Mutator-Funktionen mit <text:span text:style-name="T5">set</text:span> beginnen.</text:p>
        </text:list-item>
      </text:list>
      <text:h text:style-name="P11" text:outline-level="2">Struktur</text:h>
      <text:h text:style-name="P16" text:outline-level="3">Klassen</text:h>
      <text:p text:style-name="P34">/*!<text:line-break/> * &lt;Klassenbeschreibung&gt;<text:line-break/> */<text:line-break/>class &lt;Klassenname&gt;<text:line-break/>{<text:line-break/>public:<text:line-break/><text:tab/>&lt;Deklaration öffentlicher Daten und Methoden&gt;<text:line-break/>privat:<text:line-break/><text:tab/>&lt;Deklaration privater Daten und Methoden&gt;<text:line-break/>protected:</text:p>
      <text:p text:style-name="P34"><text:tab/>&lt;Deklaration geschützter Daten und Methoden&gt;<text:line-break/>};</text:p>
      <text:h text:style-name="P16" text:outline-level="3">Methoden</text:h>
      <text:p text:style-name="P34">/*!<text:line-break/> * &lt;Methodenbeschreibung&gt;<text:line-break/> */<text:line-break/>&lt;Modifikatoren&gt; &lt;Datentyp&gt; &lt;Klassenname&gt;::&lt;Methodenname&gt;([&lt;Parameter&gt;]) [= 0]<text:line-break/>{<text:line-break/><text:tab/>&lt;Code&gt;<text:line-break/>}</text:p>
      <text:h text:style-name="P16" text:outline-level="3">Kontrollstrukturen</text:h>
      <text:h text:style-name="P35" text:outline-level="4">if-Statement</text:h>
      <text:p text:style-name="P34">if (&lt;Ausdruck&gt;)<text:line-break/>{<text:line-break/><text:tab/>&lt;Code&gt;<text:line-break/>}<text:line-break/>[else if (&lt;Ausdruck&gt;)<text:line-break/>{<text:line-break/><text:tab/>&lt;Code&gt;<text:line-break/>}]<text:line-break/>[else<text:line-break/>{<text:line-break/><text:tab/>&lt;Code&gt;<text:line-break/>}]</text:p>
      <text:h text:style-name="P35" text:outline-level="4">Schleifen</text:h>
      <text:p text:style-name="P34">While (&lt;Ausdruck&gt;)<text:line-break/>{<text:line-break/><text:tab/>&lt;Code&gt;<text:line-break/>}</text:p>
      <text:p text:style-name="P34">do<text:line-break/>{<text:line-break/><text:tab/>&lt;Code&gt;<text:line-break/>}<text:line-break/>while (&lt;Ausdruck&gt;);</text:p>
      <text:h text:style-name="P35" text:outline-level="4">switch-case-Statement</text:h>
      <text:p text:style-name="P34">Switch (&lt;Ausdruck&gt;)<text:line-break/>{<text:line-break/>case &lt;Wert 1&gt;:<text:line-break/><text:tab/>&lt;Code&gt;<text:line-break/>[case &lt;Wert N&gt;:<text:line-break/><text:tab/>&lt;Code&gt;]<text:line-break/>[default:<text:line-break/><text:tab/>&lt;Code&gt;]<text:line-break/>}</text:p>
      <text:h text:style-name="P11"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in" fo:margin-bottom="0.0835in"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2"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2" fo:font-size="85%" fo:font-style="oblique"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DE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Table" style:family="table">
      <style:table-properties style:width="6.6944in" fo:margin-left="0in" fo:margin-right="-0.0021in" table:align="margins"/>
    </style:style>
    <style:style style:name="HeaderTable.A" style:family="table-column">
      <style:table-column-properties style:column-width="5.5285in" style:rel-column-width="54120*"/>
    </style:style>
    <style:style style:name="HeaderTable.B" style:family="table-column">
      <style:table-column-properties style:column-width="1.166in" style:rel-column-width="11415*"/>
    </style:style>
    <style:style style:name="HeaderTable.A1" style:family="table-cell">
      <style:table-cell-properties fo:padding="0in"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in" svg:y="0in" svg:width="3.2689in" svg:height="0.4543in" draw:z-index="17"><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Feinkonzept</text:p>
            </table:table-cell>
            <table:table-cell table:style-name="HeaderTable.A1" office:value-type="string">
              <text:p text:style-name="P1">Wolfgang Moser</text:p>
            </table:table-cell>
          </table:table-row>
        </table:table>
        <text:p text:style-name="P2">3 CHD – 2005/06</text:p>
      </style:header>
      <style:footer>
        <text:p text:style-name="P3"><text:date style:data-style-name="N37" text:date-value="2005-12-23T00:20:17.95" text:fixed="true">23.12.05</text:date><text:tab/><text:tab/>Seite <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David Christa</meta:initial-creator>
    <meta:creation-date>2005-12-16T13:36:59</meta:creation-date>
    <dc:date>2006-03-07T18:09:56</dc:date>
    <dc:language>de-DE</dc:language>
    <meta:editing-cycles>66</meta:editing-cycles>
    <meta:editing-duration>P1DT2H53M31S</meta:editing-duration>
    <meta:user-defined meta:name="Info 1"/>
    <meta:user-defined meta:name="Info 2"/>
    <meta:user-defined meta:name="Info 3"/>
    <meta:user-defined meta:name="Info 4"/>
    <meta:document-statistic meta:table-count="4" meta:image-count="1" meta:object-count="0" meta:page-count="18" meta:paragraph-count="343" meta:word-count="2723" meta:character-count="20168"/>
  </office:meta>
</office:document-meta>
</file>